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justify" style:justify-single-word="false"/>
      <style:text-properties fo:color="#383a42" loext:opacity="100%" style:font-name="Liberation Serif" fo:font-size="12pt" fo:language="pt" fo:country="BR" fo:font-style="normal" fo:font-weight="normal" officeooo:rsid="0017cc80" officeooo:paragraph-rsid="0017cc80" fo:background-color="#fafaf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383a42" loext:opacity="100%" style:font-name="Liberation Serif" fo:font-size="12pt" fo:language="pt" fo:country="BR" fo:font-style="normal" fo:font-weight="normal" officeooo:rsid="0017cc80" officeooo:paragraph-rsid="001815a5" fo:background-color="#fafaf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383a42" loext:opacity="100%" style:font-name="Liberation Serif" fo:font-size="12pt" fo:language="pt" fo:country="BR" fo:font-style="normal" fo:font-weight="normal" officeooo:rsid="001815a5" officeooo:paragraph-rsid="001815a5" fo:background-color="#fafaf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02423b" officeooo:paragraph-rsid="0002423b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08161f" officeooo:paragraph-rsid="0008161f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bold" officeooo:rsid="0017cc80" officeooo:paragraph-rsid="0017cc80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 fo:break-before="page"/>
      <style:text-properties style:font-name="Liberation Serif" fo:font-size="12pt" fo:language="pt" fo:country="BR" fo:font-weight="bold" officeooo:rsid="0017cc80" officeooo:paragraph-rsid="0017cc80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pt" fo:country="BR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4ff35" officeooo:paragraph-rsid="0014ff3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4ff35" officeooo:paragraph-rsid="0015f53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5f53f" officeooo:paragraph-rsid="0015f53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weight="normal" officeooo:rsid="00166815" officeooo:paragraph-rsid="0016681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pt" fo:country="BR" fo:font-style="normal" fo:font-weight="normal" officeooo:rsid="0017cc80" officeooo:paragraph-rsid="0017cc8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officeooo:rsid="001815a5" officeooo:paragraph-rsid="001815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f53f" style:font-style-asian="italic" style:font-style-complex="italic"/>
    </style:style>
    <style:style style:name="T3" style:family="text">
      <style:text-properties fo:font-style="italic" officeooo:rsid="001815a5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f53f" style:font-style-asian="normal" style:font-style-complex="normal"/>
    </style:style>
    <style:style style:name="T6" style:family="text">
      <style:text-properties fo:font-style="normal" officeooo:rsid="00166815" style:font-style-asian="normal" style:font-style-complex="normal"/>
    </style:style>
    <style:style style:name="T7" style:family="text">
      <style:text-properties fo:font-style="normal" officeooo:rsid="001815a5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ff3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ff35" style:font-weight-asian="normal" style:font-weight-complex="normal"/>
    </style:style>
    <style:style style:name="T13" style:family="text">
      <style:text-properties officeooo:rsid="001024b1"/>
    </style:style>
    <style:style style:name="T14" style:family="text">
      <style:text-properties officeooo:rsid="0014ff35"/>
    </style:style>
    <style:style style:name="T15" style:family="text">
      <style:text-properties officeooo:rsid="00181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ndamentos de Processamento de Imagens</text:p>
      <text:p text:style-name="P10">Trabalho 1 – <text:span text:style-name="T14">Parte 2</text:span></text:p>
      <text:p text:style-name="P10">Nome: João Pedro Cosme da Silva / <text:span text:style-name="T13">Cartão 00314792</text:span></text:p>
      <text:p text:style-name="P6">Resumo</text:p>
      <text:p text:style-name="P7"><text:span text:style-name="T11">Este trabalho tem como objetivo a familiarização com conceitos vistos nas </text:span><text:span text:style-name="T12">aulas</text:span><text:span text:style-name="T11"> da disciplina de Fundamentos de Processamento de Imagens. </text:span><text:span text:style-name="T9">Tendo como base a primeira entrega do trabalho, esta etapa apresentou a introdução de conceitos como: operações ponto a ponto, operações de vizinhança e operações baseadas no cálculo de histograma. </text:span></text:p>
      <text:h text:style-name="Heading_20_1" text:outline-level="1">1 Parte 1</text:h>
      <text:p text:style-name="P16"/>
      <text:p text:style-name="P16">Com a introdução de novas operações, a nova interface do programa é a seguinte:</text:p>
      <text:p text:style-name="P16"/>
      <text:h text:style-name="Heading_20_2" text:outline-level="2">1.1 Cálculo de Histograma</text:h>
      <text:p text:style-name="P11"><text:span text:style-name="T4">Tendo como base qualquer imagem, a mesma irá ser convertida em tons de cinza, e em então seu histograma pode ser visto.</text:span></text:p>
      <text:p text:style-name="P11"><text:span text:style-name="T4">Tendo como base a seguinte imagem:</text:span></text:p>
      <text:p text:style-name="P11"><text:span text:style-name="T4">- Space_46k.jpg</text:span></text:p>
      <text:p text:style-name="P11"><text:span text:style-name="T4">Podemos utilizar o botão “Histograma” e então o seguinte resultado é gerado:</text:span></text:p>
      <text:p text:style-name="P11"><text:span text:style-name="T4"/></text:p>
      <text:p text:style-name="P11"><text:span text:style-name="T4">O cálculo é feito utilizando o algoritmo visto em aula:</text:span></text:p>
      <text:h text:style-name="Heading_20_2" text:outline-level="2">1.2 Ajuste do Brilho de Imagem</text:h>
      <text:p text:style-name="P12"><text:span text:style-name="T4">Podendo ser aplicada em qualquer tipo de imagem, o ajuste do brilho de imagem é feito através da operação linear g(x) = a * f(x) + b, onde a é o </text:span><text:span text:style-name="T1">ganho </text:span><text:span text:style-name="T5">e b é o </text:span><text:span text:style-name="T2">bias</text:span><text:span text:style-name="T5">, que é aplicada pixel a pixel. </text:span></text:p>
      <text:p text:style-name="P13"><text:span text:style-name="T5">N</text:span><text:span text:style-name="T4">o caso de ajuste de brilho de uma imagem, o ganho é fixado em </text:span><text:span text:style-name="T10">1</text:span><text:span text:style-name="T4"> e o bias é variado de acordo com a entrada do usuário. Na interface do programa, podemos ver que existe um campo de texto, que permite a entrada de um valor entre [-255,255], permitindo ao usuário fazer o ajuste fino desta operação.</text:span></text:p>
      <text:p text:style-name="P13"><text:span text:style-name="T4">Tendo como base a seguinte imagem:</text:span></text:p>
      <text:p text:style-name="P12"><text:span text:style-name="T4">- Space_46k.jpg</text:span></text:p>
      <text:p text:style-name="P13"><text:span text:style-name="T4">Podemos ver o resultado aplicando o aumento/redução de brilho enquanto imagem colorida:</text:span></text:p>
      <text:p text:style-name="P13"><text:span text:style-name="T4">E em sua versão em tons de cinza:</text:span></text:p>
      <text:h text:style-name="Heading_20_2" text:outline-level="2"><text:soft-page-break/>1.3 Ajuste de Contraste</text:h>
      <text:p text:style-name="P13"><text:span text:style-name="T4">Usando a mesma operação linear vista no item 1.2, desta vez fixamos o bias em zero e o usuário pode inserir um valor qualquer no campo de entrada. Como visto em aula, quando o ganho é menor que 1, o contraste é reduzido e quando é maior que 1 é incrementado.</text:span></text:p>
      <text:p text:style-name="P13"><text:span text:style-name="T4">Abaixo, segue o resultado da operação de ajuste de contraste tanto em imagens coloridas quanto em tons de cinza:</text:span></text:p>
      <text:p text:style-name="P13"><text:span text:style-name="T4">-</text:span></text:p>
      <text:h text:style-name="Heading_20_2" text:outline-level="2"><text:span text:style-name="T4">1.</text:span><text:span text:style-name="T7">4</text:span><text:span text:style-name="T4"> Cálculo de Negativo</text:span></text:h>
      <text:p text:style-name="P13"><text:span text:style-name="T4">Usando a operação linear vista nos itens 1.</text:span><text:span text:style-name="T7">2</text:span><text:span text:style-name="T4"> e 1.</text:span><text:span text:style-name="T7">3</text:span><text:span text:style-name="T4">, fixamos o bias em 255 e o ganho em -1, aplicando a operação em cada pixel de cada canal da imagem para que se possa obter o negativo da imagem:</text:span></text:p>
      <text:p text:style-name="P13"><text:span text:style-name="T4">- Exemplo Colorido</text:span></text:p>
      <text:p text:style-name="P13"><text:span text:style-name="T4">- Exemplo em tons de cinza</text:span></text:p>
      <text:h text:style-name="Heading_20_2" text:outline-level="2">1.<text:span text:style-name="T15">5</text:span> Equalização de Histograma</text:h>
      <text:p text:style-name="P13"><text:span text:style-name="T4">Utilizando a técnica vista em aula, onde primeiro é computado um histograma cumulativo de uma imagem (isto é, acumulando os valores de cada pixel para que se possa verificar onde existe maior concentração de certo tom) e então normalizando esse valor em 255 (valor máximo de um pixel), podemos obter um histograma mais homogêneo e um histograma cumulativo sem grandes inclinações.</text:span></text:p>
      <text:p text:style-name="P14"><text:span text:style-name="T4">Cinza/Colorida</text:span></text:p>
      <text:p text:style-name="P13"><text:span text:style-name="T4">- </text:span><text:span text:style-name="T6">Imagem Base</text:span></text:p>
      <text:p text:style-name="P14"><text:span text:style-name="T4">- Imagem Equalizada</text:span></text:p>
      <text:p text:style-name="P14"><text:span text:style-name="T4">- Histogramas</text:span></text:p>
      <text:h text:style-name="Heading_20_2" text:outline-level="2">1.<text:span text:style-name="T15">6</text:span> Histogram Matching</text:h>
      <text:p text:style-name="P14"><text:span text:style-name="T4">Esta técnica é utilizada para tentar mimicar o efeito/tons de uma imagem em outra. O algoritmo se baseia no cálculo do histograma cumulativo de ambas as imagens, e então realizando um mapeamento de aproximação entre tons: vê-se qual tom na imagem objetivo tem uma concentração similar de pixeis e então mapeia-se o tom base para este tom encontrado.</text:span></text:p>
      <text:p text:style-name="P14"><text:span text:style-name="T4">Podemos ver alguns exemplos dessa operação em imagens de luminância:</text:span></text:p>
      <text:p text:style-name="P14"><text:span text:style-name="T4"/></text:p>
      <text:p text:style-name="P8"><text:span text:style-name="T4"/></text:p>
      <text:h text:style-name="P1" text:outline-level="1">2 Parte 2</text:h>
      <text:h text:style-name="Heading_20_2" text:outline-level="2">2.1 Zoom Out</text:h>
      <text:p text:style-name="P15">Utilizando um operação de vizinhança onde, a partir de um sx/sy entrado pelo usuário, cria-se uma matriz de dimensões <text:span text:style-name="T1">sx </text:span>x <text:span text:style-name="T1">sy </text:span>e percorremos a imagem com este “filtro”, onde computamos a média dos valores dos pixeis dentro desta matriz, cria-se uma imagem reduzida pelos fatores entrados. Esta é uma operação de vizinhança, similar a outras que veremos a seguir, onde cada operação é aplicada sobre uma série de pixeis vizinhos para computar um resultado.</text:p>
      <text:p text:style-name="P15">Resultado de zoom out de imagem cinza em 2x2:</text:p>
      <text:p text:style-name="P15"/>
      <text:p text:style-name="P15">Resultado de zoom out de imagem colorida em 3x2:</text:p>
      <text:p text:style-name="P15"/>
      <text:h text:style-name="Heading_20_2" text:outline-level="2">2.2 Zoom In</text:h>
      <text:p text:style-name="P15">Diferente de operação de zoom in, onde reduz-se o espaço de imagem e, consequentemente, temos menos pixeis e devemos computar suas médias, a operação de zoom in aumenta o espaço de imagem e devemos preencher os pixeis “virtuais” que não existiam na imagem base. Para isso, interpola-se os vizinhos de cada pixel para que seu novo valor seja uma média entre eles. </text:p>
      <text:p text:style-name="P15">Resultado do zoom in em imagem tons de cinza:</text:p>
      <text:p text:style-name="P15">Resultado do zoom out em imagens coloridas:</text:p>
      <text:h text:style-name="Heading_20_2" text:outline-level="2">2.3 Rotação de Imagem</text:h>
      <text:p text:style-name="P15">Similar ao que foi feito na Parte 1 deste trabalho, esta é uma operação pixel a pixel onde deslocar todos os pixeis de uma imagem para que possamos ter um efeito de rotação. A nova posição de cada pixel é dado pelo seguinte cálculo</text:p>
      <text:p text:style-name="P15">- Para a esquerda, x2=y1 e y2=altura_da_imagem-x-1</text:p>
      <text:p text:style-name="P15">- Para a direita, x2=largura_da_imagem-y-1 e y2=x</text:p>
      <text:p text:style-name="P2"/>
      <text:h text:style-name="Heading_20_2" text:outline-level="2">2.4 Aplicação de Convolução</text:h>
      <text:p text:style-name="P2"/>
      <text:p text:style-name="P3">A convolução é uma operaçã<text:span text:style-name="T15">o</text:span> <text:span text:style-name="T15">onde se um filtro é aplicado em um sinal. No dominio do processamento de imagens, isto é realizado através de uma operação </text:span>de vizinhança, <text:span text:style-name="T15">onde o filtro é representado por uma matriz que é “deslocada” através da imagem para que se possa computar a convolução de um pixel junto de seus pixeis vizinhos. O novo valor de um pixel, é dado através da soma da operação de cada pixel multiplicado de seu </text:span><text:span text:style-name="T3">peso, </text:span><text:span text:style-name="T15">que é definido no filtro (que também é chamado de kernel).</text:span></text:p>
      <text:p text:style-name="P3"/>
      <text:h text:style-name="Heading_20_3" text:outline-level="3"><text:soft-page-break/>2.4.1 Filtro Gaussiano</text:h>
      <text:h text:style-name="Heading_20_3" text:outline-level="3">2.4.2 Filtro LaPlaciano</text:h>
      <text:h text:style-name="Heading_20_3" text:outline-level="3">2.4.3 Filtro Passa Alta</text:h>
      <text:h text:style-name="Heading_20_3" text:outline-level="3">2.4.4 Filtro Prewitt Horizontal</text:h>
      <text:h text:style-name="Heading_20_3" text:outline-level="3">2.4.5 Filtro Prewitt Vertical</text:h>
      <text:h text:style-name="Heading_20_3" text:outline-level="3">2.4.6 Filtro Sobel Vertical</text:h>
      <text:h text:style-name="Heading_20_3" text:outline-level="3">2.4.7 Filtro Sobel Horizontal</text:h>
      <text:p text:style-name="P4"/>
      <text:p text:style-name="P2"/>
      <text:p text:style-name="P15"/>
      <text:p text:style-name="P9"><text:span text:style-name="T4"/></text:p>
      <text:p text:style-name="P1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52:03.873588944</meta:creation-date>
    <dc:date>2023-01-09T14:25:42.247448484</dc:date>
    <meta:editing-duration>PT14H44M30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5" meta:paragraph-count="59" meta:word-count="910" meta:character-count="5196" meta:non-whitespace-character-count="4341"/>
  </office:meta>
</office:document-meta>
</file>